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veGraphics.saveImage( JComponent comp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aveGraphics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veGraphics.SaveGraph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veGraphics.doAction( ActionEv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